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45" officeooo:paragraph-rsid="001f1d45"/>
    </style:style>
    <style:style style:name="P2" style:family="paragraph" style:parent-style-name="Standard" style:list-style-name="L1">
      <style:text-properties officeooo:rsid="001f1d45" officeooo:paragraph-rsid="001f1d45"/>
    </style:style>
    <style:style style:name="P3" style:family="paragraph" style:parent-style-name="Standard">
      <style:text-properties officeooo:rsid="001f1d45" officeooo:paragraph-rsid="001f1d45"/>
    </style:style>
    <style:style style:name="P4" style:family="paragraph" style:parent-style-name="Standard">
      <style:text-properties officeooo:rsid="00205cf9" officeooo:paragraph-rsid="00205cf9"/>
    </style:style>
    <style:style style:name="T1" style:family="text">
      <style:text-properties officeooo:rsid="001fc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das páginas</text:p>
      <text:list xml:id="list2316031145" text:style-name="L1">
        <text:list-item>
          <text:p text:style-name="P2">Index – fazer a autentificação, colocar link para pág. aluno onde pode ser criado um aluno novo.</text:p>
        </text:list-item>
        <text:list-item>
          <text:p text:style-name="P2"><text:span text:style-name="T1">registrar_a</text:span>tiv – depois de fazer login e senha o aluno pode enviar suas atividades e fazer consulta das atividades realizadas.</text:p>
        </text:list-item>
        <text:list-item>
          <text:p text:style-name="P2">Aluno – para cadastrar aluno no banco de dados.</text:p>
        </text:list-item>
        <text:list-item>
          <text:p text:style-name="P2">Professor - para validar as atividades.</text:p>
        </text:list-item>
        <text:list-item>
          <text:p text:style-name="P2">Coordenador – para adicionar professor e atividades.</text:p>
        </text:list-item>
        <text:list-item>
          <text:p text:style-name="P2">ADM – para adicionar coordenador, senhas e cursos.</text:p>
        </text:list-item>
      </text:list>
      <text:p text:style-name="P1"/>
      <text:p text:style-name="P1"/>
      <text:p text:style-name="P1"><text:a xlink:type="simple" xlink:href="https://blog.logrocket.com/setting-up-a-restful-api-with-node-js-and-postgresql-d96d6fc892d8/" text:style-name="Internet_20_link" text:visited-style-name="Visited_20_Internet_20_Link">https://blog.logrocket.com/setting-up-a-restful-api-with-node-js-and-postgresql-d96d6fc892d8/</text:a> </text:p>
      <text:p text:style-name="P1"/>
      <text:p text:style-name="P1"/>
      <text:p text:style-name="P4">Fazer os comando select com in,not in,group by,having , like, operadores aritimeticos,</text:p>
      <text:p text:style-name="P4">Inserir dados nos professores , coordenadores e adm.</text:p>
      <text:p text:style-name="P4">Fazer trigger, view, procedures, Transa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19T13:43:04.304770360</dc:date>
    <meta:editing-duration>PT10M2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97" meta:character-count="707" meta:non-whitespace-character-count="620"/>
  </office:meta>
</office:document-meta>
</file>